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2" calcext:value-type="float">
            <text:p>1932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6" calcext:value-type="float">
            <text:p>193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6" calcext:value-type="float">
            <text:p>195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4" calcext:value-type="float">
            <text:p>19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8" calcext:value-type="float">
            <text:p>19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2" calcext:value-type="float">
            <text:p>1972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6" calcext:value-type="float">
            <text:p>1976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0" calcext:value-type="float">
            <text:p>1980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84" calcext:value-type="float">
            <text:p>1984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8" calcext:value-type="float">
            <text:p>1988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2" calcext:value-type="float">
            <text:p>1992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6" calcext:value-type="float">
            <text:p>1996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4" calcext:value-type="float">
            <text:p>2004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70.74" calcext:value-type="float">
            <text:p>1970.74</text:p>
          </table:table-cell>
          <table:table-cell office:value-type="float" office:value="11.22" calcext:value-type="float">
            <text:p>11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5:18:05.287711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4:26:27.405469487</meta:creation-date>
    <dc:date>2017-08-04T15:04:19.274477434</dc:date>
    <meta:editing-duration>PT4M57S</meta:editing-duration>
    <meta:editing-cycles>1</meta:editing-cycles>
    <meta:generator>LibreOffice/5.1.6.2$Linux_X86_64 LibreOffice_project/10m0$Build-2</meta:generator>
    <meta:document-statistic meta:table-count="1" meta:cell-count="63" meta:object-count="0"/>
  </office:meta>
</office:document-meta>
</file>